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3.989cm" fo:margin-left="1.464cm" table:align="left"/>
    </style:style>
    <style:style style:name="Tabelle6.A" style:family="table-column">
      <style:table-column-properties style:column-width="2.674cm"/>
    </style:style>
    <style:style style:name="Tabelle6.B" style:family="table-column">
      <style:table-column-properties style:column-width="2.868cm"/>
    </style:style>
    <style:style style:name="Tabelle6.C" style:family="table-column">
      <style:table-column-properties style:column-width="2.443cm"/>
    </style:style>
    <style:style style:name="Tabelle6.D" style:family="table-column">
      <style:table-column-properties style:column-width="2.598cm"/>
    </style:style>
    <style:style style:name="Tabelle6.E" style:family="table-column">
      <style:table-column-properties style:column-width="3.4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1cm" style:rel-column-width="10832*"/>
    </style:style>
    <style:style style:name="Tabelle8.B" style:family="table-column">
      <style:table-column-properties style:column-width="3.547cm" style:rel-column-width="13675*"/>
    </style:style>
    <style:style style:name="Tabelle8.E" style:family="table-column">
      <style:table-column-properties style:column-width="3.549cm" style:rel-column-width="13678*"/>
    </style:style>
    <style:style style:name="Tabelle8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292cm" style:rel-column-width="20398*"/>
    </style:style>
    <style:style style:name="Tabelle2.B" style:family="table-column">
      <style:table-column-properties style:column-width="6.715cm" style:rel-column-width="25886*"/>
    </style:style>
    <style:style style:name="Tabelle2.C" style:family="table-column">
      <style:table-column-properties style:column-width="4.994cm" style:rel-column-width="19251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8d348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8d3486" officeooo:paragraph-rsid="018d34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3486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4eb2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b068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79e1a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8b068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4pt" fo:font-weight="normal" officeooo:rsid="017bc279" officeooo:paragraph-rsid="017bc27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4pt" fo:font-weight="normal" officeooo:rsid="0174eb20" officeooo:paragraph-rsid="0174eb2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4pt" fo:font-weight="normal" officeooo:rsid="0176645f" officeooo:paragraph-rsid="0174eb2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4pt" fo:font-weight="normal" officeooo:rsid="018d3486" officeooo:paragraph-rsid="018d348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b068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92692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4pt" fo:font-weight="normal" officeooo:rsid="017bc71e" officeooo:paragraph-rsid="018d348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8b068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92692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8dfae2" officeooo:paragraph-rsid="018dfae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8dfae2" officeooo:paragraph-rsid="018dfae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71266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fae2" officeooo:paragraph-rsid="018dfae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dfae2" officeooo:paragraph-rsid="018dfae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92692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92abc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22eb" officeooo:paragraph-rsid="0192692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70732" officeooo:paragraph-rsid="0187073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0pt" fo:font-weight="normal" officeooo:rsid="01e03e6a" officeooo:paragraph-rsid="018d3486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92abc5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officeooo:rsid="01729555" officeooo:paragraph-rsid="01729555" style:font-size-asian="12pt" style:font-size-complex="12pt"/>
    </style:style>
    <style:style style:name="P55" style:family="paragraph" style:parent-style-name="Table_20_Contents">
      <style:paragraph-properties fo:text-align="end" style:justify-single-word="false"/>
      <style:text-properties style:font-name="Liberation Serif" fo:font-size="12pt" officeooo:rsid="01729555" officeooo:paragraph-rsid="01729555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officeooo:rsid="01712662" officeooo:paragraph-rsid="01712662" style:font-size-asian="12pt" style:font-size-complex="12pt"/>
    </style:style>
    <style:style style:name="P57" style:family="paragraph" style:parent-style-name="Table_20_Contents">
      <style:paragraph-properties fo:text-align="end" style:justify-single-word="false"/>
      <style:text-properties style:font-name="Liberation Serif" fo:font-size="12pt" officeooo:rsid="018dfae2" officeooo:paragraph-rsid="018dfae2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9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16e1f62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2f15d1" style:font-style-asian="normal" style:font-style-complex="normal"/>
    </style:style>
    <style:style style:name="T7" style:family="text">
      <style:text-properties fo:font-style="normal" officeooo:rsid="016e1f62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7799c5"/>
    </style:style>
    <style:style style:name="T10" style:family="text">
      <style:text-properties officeooo:rsid="0178bb8a"/>
    </style:style>
    <style:style style:name="T11" style:family="text">
      <style:text-properties officeooo:rsid="017bc71e"/>
    </style:style>
    <style:style style:name="T12" style:family="text">
      <style:text-properties style:use-window-font-color="true"/>
    </style:style>
    <style:style style:name="T13" style:family="text">
      <style:text-properties officeooo:rsid="018b0688"/>
    </style:style>
    <style:style style:name="T14" style:family="text">
      <style:text-properties officeooo:rsid="018d3486"/>
    </style:style>
    <style:style style:name="T15" style:family="text">
      <style:text-properties officeooo:rsid="018dfae2"/>
    </style:style>
    <style:style style:name="T16" style:family="text">
      <style:text-properties officeooo:rsid="018f5ae8"/>
    </style:style>
    <style:style style:name="T17" style:family="text">
      <style:text-properties officeooo:rsid="0191005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ufgabe 2</text:p>
      <text:p text:style-name="P36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54">dezimal</text:p>
          </table:table-cell>
          <table:table-cell table:style-name="Tabelle6.B1" office:value-type="string">
            <text:p text:style-name="P54">binär</text:p>
          </table:table-cell>
          <table:table-cell table:style-name="Tabelle6.C1" office:value-type="string">
            <text:p text:style-name="P58"/>
          </table:table-cell>
          <table:table-cell table:style-name="Tabelle6.A1" office:value-type="string">
            <text:p text:style-name="P54">dezimal</text:p>
          </table:table-cell>
          <table:table-cell table:style-name="Tabelle6.B1" office:value-type="string">
            <text:p text:style-name="P54">binär</text:p>
          </table:table-cell>
        </table:table-row>
        <table:table-row>
          <table:table-cell table:style-name="Tabelle6.A2" office:value-type="string">
            <text:p text:style-name="P56">0</text:p>
          </table:table-cell>
          <table:table-cell table:style-name="Tabelle6.B2" office:value-type="string">
            <text:p text:style-name="P55">0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8</text:p>
          </table:table-cell>
          <table:table-cell table:style-name="Tabelle6.B2" office:value-type="string">
            <text:p text:style-name="P57">1 0 0 0 <text:s text:c="2"/></text:p>
          </table:table-cell>
        </table:table-row>
        <table:table-row>
          <table:table-cell table:style-name="Tabelle6.A2" office:value-type="string">
            <text:p text:style-name="P56">1</text:p>
          </table:table-cell>
          <table:table-cell table:style-name="Tabelle6.B2" office:value-type="string">
            <text:p text:style-name="P55">1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9</text:p>
          </table:table-cell>
          <table:table-cell table:style-name="Tabelle6.B2" office:value-type="string">
            <text:p text:style-name="P57">1 0 0 1 <text:s text:c="2"/></text:p>
          </table:table-cell>
        </table:table-row>
        <table:table-row>
          <table:table-cell table:style-name="Tabelle6.A2" office:value-type="string">
            <text:p text:style-name="P56">2</text:p>
          </table:table-cell>
          <table:table-cell table:style-name="Tabelle6.B2" office:value-type="string">
            <text:p text:style-name="P57">1 0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0</text:p>
          </table:table-cell>
          <table:table-cell table:style-name="Tabelle6.B2" office:value-type="string">
            <text:p text:style-name="P57">1 0 1 0 <text:s text:c="2"/></text:p>
          </table:table-cell>
        </table:table-row>
        <table:table-row>
          <table:table-cell table:style-name="Tabelle6.A2" office:value-type="string">
            <text:p text:style-name="P56">3</text:p>
          </table:table-cell>
          <table:table-cell table:style-name="Tabelle6.B2" office:value-type="string">
            <text:p text:style-name="P57">1 1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1</text:p>
          </table:table-cell>
          <table:table-cell table:style-name="Tabelle6.B2" office:value-type="string">
            <text:p text:style-name="P57">1 0 1 1 <text:s text:c="2"/></text:p>
          </table:table-cell>
        </table:table-row>
        <table:table-row>
          <table:table-cell table:style-name="Tabelle6.A2" office:value-type="string">
            <text:p text:style-name="P56">4</text:p>
          </table:table-cell>
          <table:table-cell table:style-name="Tabelle6.B2" office:value-type="string">
            <text:p text:style-name="P57">1 0 0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2</text:p>
          </table:table-cell>
          <table:table-cell table:style-name="Tabelle6.B2" office:value-type="string">
            <text:p text:style-name="P57">1 1 0 0 <text:s text:c="2"/></text:p>
          </table:table-cell>
        </table:table-row>
        <table:table-row>
          <table:table-cell table:style-name="Tabelle6.A2" office:value-type="string">
            <text:p text:style-name="P56">5</text:p>
          </table:table-cell>
          <table:table-cell table:style-name="Tabelle6.B2" office:value-type="string">
            <text:p text:style-name="P57">1 0 1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3</text:p>
          </table:table-cell>
          <table:table-cell table:style-name="Tabelle6.B2" office:value-type="string">
            <text:p text:style-name="P57">1 1 0 1 <text:s text:c="2"/></text:p>
          </table:table-cell>
        </table:table-row>
        <table:table-row>
          <table:table-cell table:style-name="Tabelle6.A2" office:value-type="string">
            <text:p text:style-name="P56">6</text:p>
          </table:table-cell>
          <table:table-cell table:style-name="Tabelle6.B2" office:value-type="string">
            <text:p text:style-name="P57">1 1 0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4</text:p>
          </table:table-cell>
          <table:table-cell table:style-name="Tabelle6.B2" office:value-type="string">
            <text:p text:style-name="P57">1 1 1 0 <text:s text:c="2"/></text:p>
          </table:table-cell>
        </table:table-row>
        <table:table-row>
          <table:table-cell table:style-name="Tabelle6.A2" office:value-type="string">
            <text:p text:style-name="P56">7</text:p>
          </table:table-cell>
          <table:table-cell table:style-name="Tabelle6.B2" office:value-type="string">
            <text:p text:style-name="P57">1 1 1 <text:s text:c="2"/></text:p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5</text:p>
          </table:table-cell>
          <table:table-cell table:style-name="Tabelle6.B2" office:value-type="string">
            <text:p text:style-name="P57">1 1 1 1 <text:s text:c="2"/></text:p>
          </table:table-cell>
        </table:table-row>
        <table:table-row>
          <table:table-cell table:style-name="Tabelle6.A2" office:value-type="string">
            <text:p text:style-name="P58"/>
          </table:table-cell>
          <table:table-cell table:style-name="Tabelle6.B2" office:value-type="string">
            <text:p text:style-name="P59"/>
          </table:table-cell>
          <table:table-cell table:style-name="Tabelle6.C1" office:value-type="string">
            <text:p text:style-name="P58"/>
          </table:table-cell>
          <table:table-cell table:style-name="Tabelle6.A2" office:value-type="string">
            <text:p text:style-name="P56">16</text:p>
          </table:table-cell>
          <table:table-cell table:style-name="Tabelle6.B2" office:value-type="string">
            <text:p text:style-name="P57">1 0 0 0 0 <text:s text:c="2"/></text:p>
          </table:table-cell>
        </table:table-row>
      </table:table>
      <text:p text:style-name="P6"/>
      <text:p text:style-name="P37"/>
      <table:table table:name="Tabelle8" table:style-name="Tabelle8">
        <table:table-column table:style-name="Tabelle8.A"/>
        <table:table-column table:style-name="Tabelle8.B" table:number-columns-repeated="3"/>
        <table:table-column table:style-name="Tabelle8.E"/>
        <table:table-row>
          <table:table-cell table:style-name="Tabelle8.A1" office:value-type="string">
            <text:p text:style-name="P21">3: <text:span text:style-name="T15">1 0</text:span></text:p>
            <text:p text:style-name="P11">+ <text:s text:c="3"/><text:span text:style-name="T15">1</text:span> <text:s text:c="3"/></text:p>
            <text:p text:style-name="P11">------</text:p>
            <text:p text:style-name="P11">Ü </text:p>
            <text:p text:style-name="P11">------</text:p>
            <text:p text:style-name="P11"><text:s text:c="3"/><text:span text:style-name="T15">1 1</text:span></text:p>
          </table:table-cell>
          <table:table-cell table:style-name="Tabelle8.A1" office:value-type="string">
            <text:p text:style-name="P21">4: <text:s/><text:span text:style-name="T15">1 1</text:span></text:p>
            <text:p text:style-name="P11">+ <text:s text:c="4"/><text:span text:style-name="T15">1</text:span> <text:s/></text:p>
            <text:p text:style-name="P11">-------</text:p>
            <text:p text:style-name="P11">Ü <text:span text:style-name="T15">1</text:span> <text:span text:style-name="T15">1</text:span></text:p>
            <text:p text:style-name="P11">-------</text:p>
            <text:p text:style-name="P11"><text:s text:c="2"/><text:span text:style-name="T15">1</text:span> <text:span text:style-name="T15">0</text:span> <text:span text:style-name="T15">0</text:span></text:p>
          </table:table-cell>
          <table:table-cell table:style-name="Tabelle8.A1" office:value-type="string">
            <text:p text:style-name="P21">5: <text:span text:style-name="T15">1 0 0</text:span></text:p>
            <text:p text:style-name="P11">+ <text:s text:c="5"/><text:span text:style-name="T15">1</text:span> <text:s text:c="2"/></text:p>
            <text:p text:style-name="P11">--------</text:p>
            <text:p text:style-name="P11">Ü</text:p>
            <text:p text:style-name="P11">--------</text:p>
            <text:p text:style-name="P11"><text:s text:c="3"/><text:span text:style-name="T15">1 0 1</text:span></text:p>
          </table:table-cell>
          <table:table-cell table:style-name="Tabelle8.A1" office:value-type="string">
            <text:p text:style-name="P21">6: <text:span text:style-name="T15">1 0 1</text:span></text:p>
            <text:p text:style-name="P11">+ <text:s text:c="5"/><text:span text:style-name="T15">1</text:span> <text:s/></text:p>
            <text:p text:style-name="P11">--------</text:p>
            <text:p text:style-name="P11">Ü <text:s text:c="3"/><text:span text:style-name="T15">1</text:span></text:p>
            <text:p text:style-name="P11">--------</text:p>
            <text:p text:style-name="P11"><text:s text:c="3"/><text:span text:style-name="T15">1</text:span> <text:span text:style-name="T15">1</text:span> <text:span text:style-name="T15">0</text:span></text:p>
          </table:table-cell>
          <table:table-cell table:style-name="Tabelle8.A1" office:value-type="string">
            <text:p text:style-name="P22">7: <text:span text:style-name="T15">1 1 0</text:span></text:p>
            <text:p text:style-name="P11">+ <text:s text:c="5"/><text:span text:style-name="T15">1</text:span> <text:s/></text:p>
            <text:p text:style-name="P11">--------</text:p>
            <text:p text:style-name="P11">Ü</text:p>
            <text:p text:style-name="P11">--------</text:p>
            <text:p text:style-name="P11"><text:s text:c="3"/><text:span text:style-name="T15">1 1 1</text:span></text:p>
          </table:table-cell>
        </table:table-row>
      </table:table>
      <text:p text:style-name="P4"/>
      <text:p text:style-name="P4"/>
      <text:p text:style-name="P47">Aufgabe <text:span text:style-name="T9">3</text:span></text:p>
      <text:p text:style-name="P8"/>
      <text:p text:style-name="P9">Welche Muster (also Regelmäßigkeiten) erkennst du bei d<text:span text:style-name="T15">en Binärz</text:span>ahlen <text:span text:style-name="T15">bis 16</text:span>?</text:p>
      <text:p text:style-name="P9"/>
      <text:p text:style-name="P40">Auf der letzten Stelle (ganz rechts) wechseln sich 0 und 1 <text:span text:style-name="T8">jedesmal</text:span> ab.</text:p>
      <text:p text:style-name="P40">Auf der vorletzten Stelle wechseln sich 0 und 1 <text:span text:style-name="T8">alle zwei Zahlen</text:span> ab.</text:p>
      <text:p text:style-name="P40">Auf der vor-vorletzten Stelle wechseln sich 0 und 1 <text:span text:style-name="T8">alle vier Zahlen</text:span> ab.</text:p>
      <text:p text:style-name="P40"/>
      <text:p text:style-name="P41">Vermutung: </text:p>
      <text:p text:style-name="P41">Auf der nächsten Stelle wechseln sich 0 und 1 alle 8 Zahlen, danach alle 16 Zahlen, usw. ab. </text:p>
      <text:p text:style-name="P41">Die Anzahl verdoppelt sich also mit jeder Stelle.</text:p>
      <text:p text:style-name="P9"/>
      <text:p text:style-name="P9"/>
      <text:p text:style-name="P48"/>
      <text:p text:style-name="P48"/>
      <text:p text:style-name="P48"/>
      <text:p text:style-name="P48"/>
      <text:p text:style-name="P48"/>
      <text:p text:style-name="P48"/>
      <text:p text:style-name="P45"/>
      <text:p text:style-name="P45"/>
      <text:p text:style-name="P45"><draw:frame text:anchor-type="paragraph" draw:z-index="0" draw:name="Form1" draw:style-name="gr1" draw:text-style-name="P60" svg:width="1.795cm" svg:height="0.63cm" svg:x="15.161cm" svg:y="0.473cm"><draw:image xlink:href="Pictures/10000000000000580000001F196641809BB809C4.png" xlink:type="simple" xlink:show="embed" xlink:actuate="onLoad" loext:mime-type="image/png"><text:p/></draw:image></draw:frame></text:p>
      <text:p text:style-name="P53"><text:span text:style-name="T2">Autor:</text:span><text:span text:style-name="T7"> C</text:span><text:span text:style-name="T4">hristian Pothmann,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anuar 2022</text:span></text:p>
      <text:p text:style-name="P34">Aufgabe 4</text:p>
      <text:p text:style-name="P9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13"><text:span text:style-name="T11">a) </text:span><text:s text:c="4"/>1 1 1</text:p>
            <text:p text:style-name="P13"><text:s text:c="3"/>+ <text:s text:c="4"/>1 1</text:p>
            <text:p text:style-name="P13"><text:s text:c="3"/>---------</text:p>
            <text:p text:style-name="P18"><text:s text:c="3"/>Ü <text:span text:style-name="T16">1</text:span> <text:span text:style-name="T16">1</text:span> <text:span text:style-name="T16">1</text:span></text:p>
            <text:p text:style-name="P13"><text:s text:c="3"/>---------</text:p>
            <text:p text:style-name="P13"><text:s text:c="5"/><text:span text:style-name="T16">1</text:span> <text:span text:style-name="T16">0</text:span> <text:span text:style-name="T16">1</text:span> <text:span text:style-name="T16">0</text:span></text:p>
            <text:p text:style-name="P13"/>
            <text:p text:style-name="P13"/>
          </table:table-cell>
          <table:table-cell table:style-name="Tabelle3.A1" office:value-type="string">
            <text:p text:style-name="P14"><text:span text:style-name="T11"><text:s/>b)</text:span> <text:s text:c="2"/><text:span text:style-name="T10">1</text:span> <text:span text:style-name="T10">0 0 1</text:span></text:p>
            <text:p text:style-name="P14"><text:s text:c="4"/>+ <text:s text:c="2"/><text:span text:style-name="T10">1 1 0</text:span></text:p>
            <text:p text:style-name="P14"><text:s text:c="4"/>---------</text:p>
            <text:p text:style-name="P14"><text:s text:c="4"/>Ü</text:p>
            <text:p text:style-name="P14"><text:s text:c="4"/>---------</text:p>
            <text:p text:style-name="P14"><text:s text:c="6"/><text:span text:style-name="T16">1</text:span> <text:span text:style-name="T16">1</text:span> <text:span text:style-name="T16">1</text:span> <text:span text:style-name="T16">1</text:span></text:p>
          </table:table-cell>
          <table:table-cell table:style-name="Tabelle3.A1" office:value-type="string">
            <text:p text:style-name="P13"><text:span text:style-name="T11">c) </text:span><text:s text:c="4"/>1 1 0 1 1</text:p>
            <text:p text:style-name="P13"><text:s text:c="3"/>+ <text:s text:c="4"/>1 1 1 0</text:p>
            <text:p text:style-name="P13"><text:s text:c="3"/>-------------</text:p>
            <text:p text:style-name="P18"><text:s text:c="3"/>Ü <text:span text:style-name="T16">1</text:span> <text:span text:style-name="T16">1</text:span> <text:span text:style-name="T16">1</text:span> <text:span text:style-name="T16">1</text:span></text:p>
            <text:p text:style-name="P13"><text:s text:c="3"/>-------------</text:p>
            <text:p text:style-name="P13"><text:s text:c="5"/><text:span text:style-name="T16">1</text:span> <text:span text:style-name="T16">0</text:span> <text:span text:style-name="T16">1</text:span> <text:span text:style-name="T16">0</text:span> <text:span text:style-name="T16">0</text:span> <text:span text:style-name="T16">1</text:span></text:p>
          </table:table-cell>
        </table:table-row>
        <table:table-row>
          <table:table-cell table:style-name="Tabelle3.A1" office:value-type="string">
            <text:p text:style-name="P15"><text:span text:style-name="T11">d) </text:span><text:s text:c="6"/>1 0 1 1</text:p>
            <text:p text:style-name="P15"><text:s text:c="3"/>+ 1 0 1 0 1 1 <text:s text:c="4"/></text:p>
            <text:p text:style-name="P15"><text:s text:c="3"/>-------------</text:p>
            <text:p text:style-name="P20"><text:s text:c="3"/>Ü <text:s text:c="2"/><text:span text:style-name="T16">1</text:span> <text:s text:c="2"/><text:span text:style-name="T16">1</text:span> <text:span text:style-name="T16">1</text:span></text:p>
            <text:p text:style-name="P15"><text:s text:c="3"/>-------------</text:p>
            <text:p text:style-name="P15"><text:s text:c="5"/><text:span text:style-name="T16">1</text:span> <text:span text:style-name="T16">1</text:span> <text:span text:style-name="T16">0</text:span> <text:span text:style-name="T16">1</text:span> <text:span text:style-name="T16">1</text:span> <text:span text:style-name="T16">0</text:span></text:p>
          </table:table-cell>
          <table:table-cell table:style-name="Tabelle3.A1" office:value-type="string">
            <text:p text:style-name="P14"><text:span text:style-name="T11"><text:s/>e) <text:s text:c="2"/></text:span><text:s text:c="2"/>1 1 1 1 1</text:p>
            <text:p text:style-name="P14"><text:s text:c="4"/>+ <text:s text:c="10"/>1 <text:s text:c="4"/></text:p>
            <text:p text:style-name="P14"><text:s text:c="4"/>-------------</text:p>
            <text:p text:style-name="P20"><text:s text:c="4"/>Ü <text:span text:style-name="T16">1 1 1 1 1</text:span></text:p>
            <text:p text:style-name="P14"><text:s text:c="4"/>-------------</text:p>
            <text:p text:style-name="P14"><text:s text:c="6"/><text:span text:style-name="T16">1 0 0 0 0 0</text:span></text:p>
          </table:table-cell>
          <table:table-cell table:style-name="Tabelle3.A1" office:value-type="string">
            <text:p text:style-name="P13"/>
          </table:table-cell>
        </table:table-row>
      </table:table>
      <text:p text:style-name="P42"/>
      <text:p text:style-name="P42"/>
      <text:p text:style-name="P49"><text:span text:style-name="T12">Aufgabe 4</text:span></text:p>
      <text:p text:style-name="P4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8"><text:span text:style-name="T11">a) </text:span><text:s text:c="6"/>1 1 <text:span text:style-name="T13">0</text:span></text:p>
            <text:p text:style-name="P28"><text:s text:c="3"/>+ <text:s text:c="2"/><text:span text:style-name="T13">1 0</text:span> 1 1</text:p>
            <text:p text:style-name="P28"><text:s text:c="3"/><text:span text:style-name="T13">+ <text:s text:c="4"/>1 1 1 <text:s text:c="4"/></text:span></text:p>
            <text:p text:style-name="P28"><text:s text:c="3"/>-----------</text:p>
            <text:p text:style-name="P31"><text:s text:c="3"/>Ü <text:s text:c="2"/><text:span text:style-name="T17">1</text:span> <text:s text:c="2"/><text:span text:style-name="T17">1</text:span></text:p>
            <text:p text:style-name="P31"><text:s text:c="7"/><text:span text:style-name="T17">1</text:span></text:p>
            <text:p text:style-name="P28"><text:s text:c="3"/>-----------</text:p>
            <text:p text:style-name="P28"><text:s text:c="5"/><text:span text:style-name="T17">1</text:span> <text:span text:style-name="T17">1</text:span> <text:span text:style-name="T17">0</text:span> <text:span text:style-name="T17">1</text:span> <text:span text:style-name="T17">0</text:span></text:p>
            <text:p text:style-name="P28"/>
            <text:p text:style-name="P28"/>
          </table:table-cell>
          <table:table-cell table:style-name="Tabelle2.A1" office:value-type="string">
            <text:p text:style-name="P28"><text:span text:style-name="T11"><text:s/>b)</text:span> <text:s text:c="6"/>1 1 1 1</text:p>
            <text:p text:style-name="P28"><text:s text:c="4"/>+ <text:s text:c="6"/>1 0 1</text:p>
            <text:p text:style-name="P28"><text:s text:c="4"/>+ <text:s text:c="4"/>1 0 1 1</text:p>
            <text:p text:style-name="P28"><text:s text:c="4"/>+ <text:s text:c="4"/>1 0 0 1</text:p>
            <text:p text:style-name="P28"><text:s text:c="4"/>+ <text:s text:c="6"/>1 1 0 </text:p>
            <text:p text:style-name="P28"><text:s text:c="4"/>-------------</text:p>
            <text:p text:style-name="P28"><text:s text:c="4"/>Ü <text:span text:style-name="T17">1</text:span> <text:span text:style-name="T17">1</text:span> <text:s text:c="2"/><text:span text:style-name="T17">1</text:span></text:p>
            <text:p text:style-name="P28"><text:s text:c="8"/><text:span text:style-name="T17">1</text:span> <text:s text:c="2"/><text:span text:style-name="T17">1</text:span></text:p>
            <text:p text:style-name="P28"><text:s text:c="4"/>-------------</text:p>
            <text:p text:style-name="P28"><text:s text:c="6"/><text:span text:style-name="T17">1</text:span> <text:span text:style-name="T17">0</text:span> <text:span text:style-name="T17">1</text:span> <text:span text:style-name="T17">1</text:span> <text:span text:style-name="T17">1</text:span> <text:span text:style-name="T17">0</text:span></text:p>
          </table:table-cell>
          <table:table-cell table:style-name="Tabelle2.A1" office:value-type="string">
            <text:p text:style-name="P28"><text:span text:style-name="T11">c) </text:span><text:s text:c="6"/><text:span text:style-name="T13">1 1 1</text:span></text:p>
            <text:p text:style-name="P28"><text:s text:c="3"/>+ <text:s text:c="4"/>1 <text:span text:style-name="T13">0</text:span> 1</text:p>
            <text:p text:style-name="P28"><text:s text:c="3"/><text:span text:style-name="T13">+ <text:s text:c="4"/>1 1 1</text:span></text:p>
            <text:p text:style-name="P28"><text:s text:c="3"/><text:span text:style-name="T13">+ <text:s text:c="4"/>1 0 1</text:span></text:p>
            <text:p text:style-name="P28"><text:s text:c="3"/><text:span text:style-name="T13">+ <text:s text:c="4"/>1 1 1</text:span></text:p>
            <text:p text:style-name="P28"><text:s text:c="3"/>-----------</text:p>
            <text:p text:style-name="P31"><text:s text:c="3"/>Ü <text:span text:style-name="T17">1</text:span> <text:span text:style-name="T17">1</text:span> <text:span text:style-name="T17">1</text:span></text:p>
            <text:p text:style-name="P31"><text:s text:c="9"/><text:span text:style-name="T17">1</text:span></text:p>
            <text:p text:style-name="P28"><text:s text:c="3"/>-----------</text:p>
            <text:p text:style-name="P28"><text:s text:c="5"/><text:span text:style-name="T17">1</text:span> <text:span text:style-name="T17">1</text:span> <text:span text:style-name="T17">1</text:span> <text:span text:style-name="T17">1</text:span> <text:span text:style-name="T17">1</text:span></text:p>
          </table:table-cell>
        </table:table-row>
      </table:table>
      <text:p text:style-name="P46"/>
      <text:p text:style-name="P50">Aufgabe 5</text:p>
      <text:p text:style-name="P1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9">a) <text:s/>1 1 0 1 1 * 1 0 1 0 1</text:p>
            <text:p text:style-name="P17"><text:s text:c="4"/>---------------------</text:p>
            <text:p text:style-name="P17"><text:s text:c="3"/></text:p>
            <text:p text:style-name="P17"><text:s text:c="3"/></text:p>
            <text:p text:style-name="P17"/>
            <text:p text:style-name="P17"/>
            <text:p text:style-name="P17"><text:s text:c="4"/>---------------------</text:p>
            <text:p text:style-name="P17"><text:s text:c="4"/><text:span text:style-name="T14">Ü</text:span> <text:s text:c="2"/></text:p>
            <text:p text:style-name="P17"><text:s text:c="4"/>---------------------</text:p>
            <text:p text:style-name="P29"/>
            <text:p text:style-name="P17"/>
          </table:table-cell>
          <table:table-cell table:style-name="Tabelle11.A1" office:value-type="string">
            <text:p text:style-name="P29">c) 1 0 1 1 1 * 1 0 1 1 1</text:p>
            <text:p text:style-name="P17"><text:s text:c="3"/>---------------------</text:p>
            <text:p text:style-name="P17"><text:s text:c="15"/><text:span text:style-name="T11">1 0 1 1 1</text:span></text:p>
            <text:p text:style-name="P29"><text:s text:c="13"/>1 0 1 1 1</text:p>
            <text:p text:style-name="P17"><text:s text:c="11"/><text:span text:style-name="T11">1 0 1 1 1</text:span></text:p>
            <text:p text:style-name="P17"><text:s text:c="17"/><text:span text:style-name="T14">0</text:span></text:p>
            <text:p text:style-name="P29"><text:s text:c="7"/>1 0 1 1 1</text:p>
            <text:p text:style-name="P17"><text:s text:c="3"/>---------------------</text:p>
            <text:p text:style-name="P17"><text:s text:c="3"/><text:span text:style-name="T14">Ü 1 1 <text:s text:c="2"/>1 <text:s text:c="2"/>1 <text:s text:c="2"/>1</text:span></text:p>
            <text:p text:style-name="P17"><text:s text:c="11"/><text:span text:style-name="T14">1</text:span> <text:s text:c="2"/><text:span text:style-name="T14">1</text:span></text:p>
            <text:p text:style-name="P17"><text:s text:c="3"/>---------------------</text:p>
            <text:p text:style-name="P17"><text:s text:c="5"/><text:span text:style-name="T14">1</text:span> <text:span text:style-name="T14">0</text:span> <text:span text:style-name="T14">0</text:span> <text:span text:style-name="T14">0</text:span> <text:span text:style-name="T14">0</text:span> <text:span text:style-name="T14">1</text:span> <text:span text:style-name="T14">0</text:span> <text:span text:style-name="T14">0</text:span> <text:span text:style-name="T14">1</text:span> <text:span text:style-name="T14">1</text:span></text:p>
          </table:table-cell>
        </table:table-row>
      </table:table>
      <text:p text:style-name="P5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dfae2"/>
    </style:style>
    <style:style style:name="MT2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närzahl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4T08:17:24.860000000</dc:date>
    <meta:editing-duration>P3DT14H19M2S</meta:editing-duration>
    <meta:editing-cycles>273</meta:editing-cycles>
    <meta:generator>LibreOffice/6.2.5.2$Windows_X86_64 LibreOffice_project/1ec314fa52f458adc18c4f025c545a4e8b22c159</meta:generator>
    <meta:document-statistic meta:table-count="6" meta:image-count="0" meta:object-count="0" meta:page-count="2" meta:paragraph-count="161" meta:word-count="506" meta:character-count="2237" meta:non-whitespace-character-count="1326"/>
  </office:meta>
</office:document-meta>
</file>